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47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stroke="none" draw:fill="none" draw:fill-color="#2323dc" draw:fill-gradient-name="Gradient_20_1" draw:fill-hatch-name="Black_20_0_20_Degrees" draw:fill-image-name="Empty" draw:fill-image-width="0cm" draw:fill-image-height="0cm" fo:min-height="3.474cm" draw:shadow="visible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7.5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subtitle">
      <style:graphic-properties draw:fill-color="#ffffff" fo:min-height="8.148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00" fo:text-shadow="1pt 1pt"/>
    </style:style>
    <style:style style:name="P3" style:family="paragraph">
      <style:paragraph-properties fo:margin-left="0cm" fo:margin-right="0cm" fo:text-indent="0cm"/>
      <style:text-properties fo:color="#ff0000" fo:font-size="44pt" fo:text-shadow="1pt 1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text-shadow="1pt 1pt"/>
    </style:style>
    <style:style style:name="P6" style:family="paragraph">
      <style:paragraph-properties fo:margin-left="0cm" fo:margin-right="0cm" fo:text-indent="0cm"/>
      <style:text-properties fo:font-size="32pt" fo:text-shadow="1pt 1pt"/>
    </style:style>
    <style:style style:name="P7" style:family="paragraph">
      <style:text-properties fo:color="#ffff00" fo:text-shadow="1pt 1pt"/>
    </style:style>
    <style:style style:name="T1" style:family="text">
      <style:text-properties fo:color="#ffff00" fo:text-shadow="1pt 1pt"/>
    </style:style>
    <style:style style:name="T2" style:family="text">
      <style:text-properties fo:color="#ff0000" fo:font-size="44pt" fo:text-shadow="1pt 1pt"/>
    </style:style>
    <style:style style:name="T3" style:family="text">
      <style:text-properties fo:font-size="32pt" fo:text-shadow="1pt 1pt"/>
    </style:style>
    <style:style style:name="T4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5cm" svg:y="2.5cm" presentation:class="title" presentation:user-transformed="true">
          <draw:text-box>
            <text:p text:style-name="P1"><text:span text:style-name="T1">Mé zkušenosti s technickou dokumentací</text:span></text:p>
          </draw:text-box>
        </draw:frame>
        <draw:frame presentation:style-name="pr2" draw:text-style-name="P3" draw:layer="layout" svg:width="25.479cm" svg:height="3.474cm" svg:x="2.52cm" svg:y="10.575cm">
          <draw:text-box>
            <text:p text:style-name="P1"><text:span text:style-name="T2">By Martin Luke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je zkušenosti s tvorbou technické dokumentace</text:span></text:p>
          </draw:text-box>
        </draw:frame>
        <draw:frame presentation:style-name="pr4" draw:text-style-name="P6" draw:layer="layout" svg:width="25.199cm" svg:height="7.597cm" svg:x="1.5cm" svg:y="11cm" presentation:class="subtitle" presentation:user-transformed="true">
          <draw:text-box>
            <text:p text:style-name="P5"><text:span text:style-name="T3">Mé zkušenosti s tvorbou technické dokumentace nejsou hluboké. Vlastně jsem začal s tvorbou presentací na této vysoké škole, kde zatím</text:span></text:p>
            <text:p text:style-name="P5"><text:span text:style-name="T3">jedinou mojí presentací byla semestrální práce o Wi-fi k předmětu Eli (Elektrotechnika pro informatiky)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3.473cm" svg:x="1.4cm" svg:y="0.854cm" presentation:class="title" presentation:user-transformed="true">
          <draw:text-box>
            <text:p text:style-name="P1"><text:span text:style-name="T1">Moje zkušenosti s tvorbou technické dokumentace</text:span></text:p>
          </draw:text-box>
        </draw:frame>
        <draw:frame presentation:style-name="pr6" draw:text-style-name="P6" draw:layer="layout" svg:width="25.199cm" svg:height="8.148cm" svg:x="1.4cm" svg:y="10.5cm" presentation:class="subtitle" presentation:user-transformed="true">
          <draw:text-box>
            <text:p text:style-name="P1"><text:span text:style-name="T3">Dalším kouskem v puzzle mých dokumentačních aktivit je psaní dokumentace k mé semestrální práci programu Matice 1.0. Tato práce popisovala funkci samotného programu a jednotlivých jeho částí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256cm" svg:x="1.301cm" svg:y="1cm" presentation:class="title" presentation:user-transformed="true">
          <draw:text-box>
            <text:p text:style-name="P1">Autorská činnost</text:p>
          </draw:text-box>
        </draw:frame>
        <draw:frame presentation:style-name="pr7" draw:layer="layout" svg:width="25.199cm" svg:height="13.609cm" svg:x="1.4cm" svg:y="5.039cm" presentation:class="subtitle">
          <draw:text-box>
            <text:p text:style-name="P1"><text:span text:style-name="T4">1.)Díky své vášni v karetní hře Magic jsem se naučil psát články nebo se v tom minimálně trochu zlepšil.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Interface User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Gothic B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47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Gothic B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Gothic B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Gothic B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e6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Gothic B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47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3-06T13:20:28</meta:creation-date>
    <dc:date>2011-11-19T10:47:54.46</dc:date>
    <dc:language>cs-CZ</dc:language>
    <meta:editing-cycles>3</meta:editing-cycles>
    <meta:editing-duration>PT8M7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